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200000002006164FB427B5445BC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dash" draw:stroke-dash="Long_20_Dashed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62cm" svg:height="0.762cm" draw:transform="rotate (-1.5707963267949) translate (6.27cm 3.955cm)">
          <draw:image xlink:href="Pictures/1000020100000200000002006164FB427B5445BC.png" xlink:type="simple" xlink:show="embed" xlink:actuate="onLoad">
            <text:p/>
          </draw:image>
        </draw:frame>
        <draw:connector draw:style-name="gr2" draw:text-style-name="P1" xml:id="id1" draw:id="id1" draw:layer="layout" draw:type="line" svg:x1="5.894cm" svg:y1="4.325cm" svg:x2="5.894cm" svg:y2="0.515cm" svg:d="M5894 4325v-3810" svg:viewBox="0 0 1 3811">
          <text:p/>
        </draw:connector>
        <draw:connector draw:style-name="gr2" draw:text-style-name="P1" draw:layer="layout" draw:type="line" svg:x1="5.894cm" svg:y1="4.325cm" svg:x2="9.704cm" svg:y2="4.325cm" draw:start-shape="id1" draw:start-glue-point="2" svg:d="M5894 4325h3810" svg:viewBox="0 0 3811 1">
          <text:p/>
        </draw:connector>
        <draw:path draw:style-name="gr3" draw:text-style-name="P1" draw:layer="layout" svg:width="2.799cm" svg:height="0.414cm" draw:transform="rotate (0.233699586842041) translate (6.21775044822758cm 3.67650535347098cm)" svg:viewBox="0 0 2800 415" svg:d="M0 247c0 0 1480 264 2189 130 234-45 611-377 611-377">
          <text:p/>
        </draw:path>
        <draw:custom-shape draw:style-name="gr4" draw:text-style-name="P2" draw:layer="layout" svg:width="0.127cm" svg:height="0.127cm" svg:x="6.383cm" svg:y="3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6.783cm" svg:y="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7.283cm" svg:y="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7.783cm" svg:y="3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8.383cm" svg:y="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svg:x="8.79cm" svg:y="3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63cm" svg:height="0.603cm" svg:x="5.336cm" svg:y="0.188cm">
          <draw:text-box>
            <text:p><text:span text:style-name="T1">y</text:span></text:p>
          </draw:text-box>
        </draw:frame>
        <draw:frame draw:style-name="gr5" draw:text-style-name="P3" draw:layer="layout" svg:width="0.663cm" svg:height="0.603cm" svg:x="9.437cm" svg:y="4.289cm">
          <draw:text-box>
            <text:p><text:span text:style-name="T1">x</text:span></text:p>
          </draw:text-box>
        </draw:frame>
        <draw:line draw:style-name="gr6" draw:text-style-name="P1" draw:layer="layout" svg:x1="5.08cm" svg:y1="0.127cm" svg:x2="5.08cm" svg:y2="5.461cm">
          <text:p/>
        </draw:line>
        <draw:frame draw:style-name="gr7" draw:text-style-name="P4" draw:layer="layout" svg:width="1.318cm" svg:height="0.296cm" svg:x="1.308cm" svg:y="3.6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0.762cm" svg:height="0.762cm" draw:transform="rotate (-1.0471975511966) translate (2.137cm 2.723cm)">
          <draw:image xlink:href="Pictures/1000020100000200000002006164FB427B5445BC.png" xlink:type="simple" xlink:show="embed" xlink:actuate="onLoad">
            <text:p/>
          </draw:image>
        </draw:frame>
        <draw:path draw:style-name="gr3" draw:text-style-name="P1" draw:layer="layout" svg:width="2.799cm" svg:height="0.414cm" draw:transform="rotate (0.757298362440339) translate (1.95244897695009cm 2.50752721705416cm)" svg:viewBox="0 0 2800 415" svg:d="M0 247c0 0 1480 264 2189 130 234-45 611-377 611-377">
          <text:p/>
        </draw:path>
        <draw:custom-shape draw:style-name="gr4" draw:text-style-name="P2" draw:layer="layout" svg:width="0.127cm" svg:height="0.127cm" draw:transform="rotate (0.523598775598299) translate (2.185cm 2.5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draw:transform="rotate (0.523598775598299) translate (2.512cm 2.3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draw:transform="rotate (0.523598775598299) translate (2.914cm 2.0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draw:transform="rotate (0.523598775598299) translate (3.297cm 1.7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draw:transform="rotate (0.523598775598299) translate (3.72cm 1.2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27cm" svg:height="0.127cm" draw:transform="rotate (0.523598775598299) translate (3.882cm 0.7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2" draw:id="id2" draw:layer="layout" draw:type="line" svg:x1="0.694cm" svg:y1="4.325cm" svg:x2="0.694cm" svg:y2="0.515cm" svg:d="M694 4325v-3810" svg:viewBox="0 0 1 3811">
          <text:p/>
        </draw:connector>
        <draw:connector draw:style-name="gr2" draw:text-style-name="P1" draw:layer="layout" draw:type="line" svg:x1="0.694cm" svg:y1="4.325cm" svg:x2="4.504cm" svg:y2="4.325cm" draw:start-shape="id2" draw:start-glue-point="2" svg:d="M694 4325h3810" svg:viewBox="0 0 3811 1">
          <text:p/>
        </draw:connector>
        <draw:frame draw:style-name="gr5" draw:text-style-name="P3" draw:layer="layout" svg:width="0.663cm" svg:height="0.603cm" svg:x="0.136cm" svg:y="0.188cm">
          <draw:text-box>
            <text:p><text:span text:style-name="T1">y</text:span></text:p>
          </draw:text-box>
        </draw:frame>
        <draw:frame draw:style-name="gr5" draw:text-style-name="P3" draw:layer="layout" svg:width="0.663cm" svg:height="0.603cm" svg:x="4.237cm" svg:y="4.289cm">
          <draw:text-box>
            <text:p><text:span text:style-name="T1">x</text:span></text:p>
          </draw:text-box>
        </draw:frame>
        <draw:frame draw:style-name="gr7" draw:text-style-name="P4" draw:layer="layout" svg:width="1.169cm" svg:height="0.296cm" svg:x="5.308cm" svg:y="4.62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3" draw:layer="layout" svg:width="3.745cm" svg:height="0.603cm" svg:x="0.533cm" svg:y="4.953cm">
          <draw:text-box>
            <text:p><text:span text:style-name="T1">a. Global reference frame</text:span></text:p>
          </draw:text-box>
        </draw:frame>
        <draw:frame draw:style-name="gr8" draw:text-style-name="P3" draw:layer="layout" svg:width="3.622cm" svg:height="0.604cm" svg:x="5.834cm" svg:y="4.953cm">
          <draw:text-box>
            <text:p><text:span text:style-name="T1">b. Local reference fr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ed" draw:display-name="Long Dashed" draw:style="rect" draw:dots1="1" draw:dots1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5cm" svg:stroke-color="#000000" draw:marker-start-width="0.229cm" draw:marker-end-width="0.229cm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5:19:13.990820610</meta:creation-date>
    <dc:date>2017-05-25T15:47:23.037184890</dc:date>
    <meta:editing-duration>PT7M28S</meta:editing-duration>
    <meta:editing-cycles>1</meta:editing-cycles>
    <meta:document-statistic meta:object-count="29"/>
    <meta:generator>LibreOffice/5.2.2.2$Linux_X86_64 LibreOffice_project/20m0$Build-2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  <mi>,</mi>
          <mi mathvariant="normal">θ</mi>
          <mi>,</mi>
          <mi>v</mi>
        </mrow>
      </mrow>
      <mo fence="true" stretchy="false">)</mo>
    </mrow>
    <annotation encoding="StarMath 5.0">( x, y, %theta, v 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n>0,</mn>
          <mn>0,</mn>
          <mn>0,</mn>
          <mi>v</mi>
        </mrow>
      </mrow>
      <mo fence="true" stretchy="false">)</mo>
    </mrow>
    <annotation encoding="StarMath 5.0">( 0, 0, 0, v )</annotation>
  </semantics>
</math>
</file>